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c46d" officeooo:paragraph-rsid="000fc46d"/>
    </style:style>
    <style:style style:name="P2" style:family="paragraph" style:parent-style-name="Standard">
      <style:text-properties officeooo:paragraph-rsid="000fc46d"/>
    </style:style>
    <style:style style:name="P3" style:family="paragraph" style:parent-style-name="Text_20_body">
      <style:text-properties officeooo:rsid="0012007f" officeooo:paragraph-rsid="0012007f"/>
    </style:style>
    <style:style style:name="P4" style:family="paragraph" style:parent-style-name="Text_20_body">
      <style:text-properties officeooo:rsid="00128e08" officeooo:paragraph-rsid="00128e08"/>
    </style:style>
    <style:style style:name="P5" style:family="paragraph" style:parent-style-name="Text_20_body">
      <style:text-properties officeooo:paragraph-rsid="00128e08"/>
    </style:style>
    <style:style style:name="P6" style:family="paragraph" style:parent-style-name="Text_20_body">
      <style:text-properties officeooo:rsid="001413f7" officeooo:paragraph-rsid="001413f7"/>
    </style:style>
    <style:style style:name="P7" style:family="paragraph" style:parent-style-name="Text_20_body">
      <style:text-properties officeooo:paragraph-rsid="001413f7"/>
    </style:style>
    <style:style style:name="T1" style:family="text">
      <style:text-properties officeooo:rsid="000fc46d"/>
    </style:style>
    <style:style style:name="T2" style:family="text">
      <style:text-properties fo:font-weight="bold" style:font-weight-asian="bold" style:font-weight-complex="bold"/>
    </style:style>
    <style:style style:name="T3" style:family="text">
      <style:text-properties officeooo:rsid="00128e08"/>
    </style:style>
    <style:style style:name="T4" style:family="text">
      <style:text-properties officeooo:rsid="001413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TOGRAPHIE</text:p>
      <text:p text:style-name="P1"/>
      <text:p text:style-name="P1"/>
      <text:p text:style-name="P2"><text:a xlink:type="simple" xlink:href="http://www.ecoemballages.fr/juniors" text:style-name="Internet_20_link" text:visited-style-name="Visited_20_Internet_20_Link"><text:span text:style-name="T1">http://www.ecoemballages.fr/juniors</text:span></text:a><text:span text:style-name="T1"> : </text:span>S’informer en ligne sur les <text:span text:style-name="T2">déchets (emballages)</text:span></text:p>
      <text:p text:style-name="Text_20_body">Qu’est-ce qu’un emballage ? Qu’appelle t-on ordures ménagères ? Pourquoi je trie ? Comment je trie ? Que deviennent les déchets ? Que font les hommes du tri ?<text:line-break/>Les réponses en ligne sous forme d’animations pour les enfants sur le site d’éco-emballages.</text:p>
      <text:p text:style-name="Text_20_body"/>
      <text:p text:style-name="P3"><text:a xlink:type="simple" xlink:href="http://www.ia94.ac-creteil.fr/sciences/edd/edd_piste05.htm" text:style-name="Internet_20_link" text:visited-style-name="Visited_20_Internet_20_Link">http://www.ia94.ac-creteil.fr/sciences/edd/edd_piste05.htm</text:a> : Impact de la vie humaine sur la biodiversité. C'est une proposition de séance, qui, à partir de la lecture d'une photo d'un poussin d'albatros, permettra aux élèves de s'interroger sur l'impact de l'être humain sur la biodiversité.</text:p>
      <text:p text:style-name="P3"/>
      <text:p text:style-name="P5"><text:a xlink:type="simple" xlink:href="http://ecodelegues.crdp.ac-caen.fr/co/Eco-delegues.html" text:style-name="Internet_20_link" text:visited-style-name="Visited_20_Internet_20_Link"><text:span text:style-name="T3">http://ecodelegues.crdp.ac-caen.fr/co/Eco-delegues.html</text:span></text:a><text:span text:style-name="T3"> : </text:span>Ce site a été conçu comme une « boîte à outils » destinée à accompagner les écoles, établissements scolaires et organismes de formation qui souhaitent entrer dans une démarche de développement durable. Toute démarche de développement durable intègre notamment la mobilisation et la responsabilisation des élèves, à travers la fonction et les missions d'<text:span text:style-name="T2">éco-délégués.</text:span></text:p>
      <text:p text:style-name="Text_20_body">Il s'agit de mettre à disposition des membres de la communauté éducative – s'adressant à la fois aux adultes et aux élèves - des fiches pratiques permettant d'initier, de mettre en œuvre et d'évaluer une dynamique territoriale autour des éco-délégués et de leur action.</text:p>
      <text:p text:style-name="Text_20_body">Ce site est issu d'une initiative de la région Basse-Normandie, soutenue par le CRDP, l'académie de Caen et le Graine Basse-Normandie. Il reflète l'engagement conjoint de ces quatre structures au service de la généralisation des démarches de développement durable au sein de l'Ecole.</text:p>
      <text:p text:style-name="Text_20_body"/>
      <text:p text:style-name="P7"><text:a xlink:type="simple" xlink:href="http://edd.ac-besancon.fr/spip.php?article50" text:style-name="Internet_20_link" text:visited-style-name="Visited_20_Internet_20_Link"><text:span text:style-name="T4">http://edd.ac-besancon.fr/spip.php?article50</text:span></text:a><text:span text:style-name="T4"> : </text:span>Une sélection de <text:span text:style-name="T2">jeux sérieux</text:span> en lien avec différentes thématiques du développement durable. </text:p>
      <text:p text:style-name="P6"/>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0:43:24.358000000</meta:creation-date>
    <dc:date>2016-05-18T11:50:15.899000000</dc:date>
    <meta:editing-duration>PT29M13S</meta:editing-duration>
    <meta:editing-cycles>3</meta:editing-cycles>
    <meta:generator>LibreOffice/4.3.4.1$Windows_x86 LibreOffice_project/bc356b2f991740509f321d70e4512a6a54c5f243</meta:generator>
    <meta:document-statistic meta:table-count="0" meta:image-count="0" meta:object-count="0" meta:page-count="1" meta:paragraph-count="8" meta:word-count="249" meta:character-count="1756" meta:non-whitespace-character-count="1513"/>
  </office:meta>
</office:document-meta>
</file>